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2" table:default-cell-style-name="ce4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Материалист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Пространство</text:p>
          </table:table-cell>
          <table:table-cell office:value-type="string">
            <text:p>Материальные пространства <text:s text:c="2"/><text:span text:style-name="T1">размеры и форма материальных объектов,</text:span></text:p>
            <text:p><text:span text:style-name="T2">расстояния между материальными объектами</text:span><text:span text:style-name="T3">, 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Материализованное время <text:s text:c="7"/><text:span text:style-name="T1">возраст материальных объектов, часы как материализованное время, </text:span></text:p>
            <text:p><text:span text:style-name="T2">Разметка времени через изменение материальных объектов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table:style-name="ce3" office:value-type="string">
            <text:p>Материалистическая философия <text:span text:style-name="T4">механика, физика, химия, материаловедение и прочие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Материализованные биологические реальности <text:span text:style-name="T1">Материальное <text:s/>воплощение биологических объектов, их формы — тела (стволы, туши и прочее), месторождения. Лес, почва, пустыня и прочее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Материализованная социальная реальность <text:s text:c="2"/><text:span text:style-name="T1">уровень жизни и потребление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Материалистические идеи и ценности <text:span text:style-name="T1">Идеи материальной культуры в широком смысле, </text:span></text:p>
            <text:p><text:span text:style-name="T1">идеи вещей, материальные ценности,ценности производства. </text:span><text:span text:style-name="T2">Понятия о нормах потребления и его ценностях. Потребительская мораль</text:span></text:p>
          </table:table-cell>
          <table:table-cell table:number-columns-repeated="249"/>
        </table:table-row>
        <table:table-row table:style-name="ro1" table:number-rows-repeated="65528">
          <table:table-cell table:number-columns-repeated="251"/>
        </table:table-row>
        <table:table-row table:style-name="ro1"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18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18:47</dc:date>
    <dc:language>ru-RU</dc:language>
    <meta:editing-cycles>3</meta:editing-cycles>
    <meta:editing-duration>PT00H05M25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